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23">
      <style:table-cell-properties style:glyph-orientation-vertical="0" fo:background-color="#99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fo:background-color="#99ccff"/>
    </style:style>
    <style:style style:name="ce8" style:family="table-cell" style:parent-style-name="Default" style:data-style-name="N123">
      <style:table-cell-properties fo:background-color="#ccffcc"/>
    </style:style>
    <style:style style:name="ce9" style:family="table-cell" style:parent-style-name="Default" style:data-style-name="N36">
      <style:table-cell-properties fo:background-color="#ccffcc"/>
    </style:style>
    <style:style style:name="ce10" style:family="table-cell" style:parent-style-name="Default" style:data-style-name="N0">
      <style:table-cell-properties style:glyph-orientation-vertical="0" fo:background-color="#ffcc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ackground-color="#99cc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ackground-color="#99cc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fo:font-family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181615" style:text-outline="false" style:text-line-through-style="none" style:text-position="0% 100%" fo:font-family="Tahoma" style:font-family-generic="swis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81615" style:text-outline="false" style:text-line-through-style="none" style:text-position="0% 100%" fo:font-family="Tahoma" style:font-family-generic="swis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number-columns-repeated="2" table:default-cell-style-name="Default"/>
        <table:table-column table:style-name="co1" table:number-columns-repeated="10" table:default-cell-style-name="ce15"/>
        <table:table-row table:style-name="ro1">
          <table:table-cell table:style-name="ce1" office:value-type="string">
            <text:p>ID </text:p>
          </table:table-cell>
          <table:table-cell table:style-name="ce1" office:value-type="string">
            <text:p>Pseudonym</text:p>
          </table:table-cell>
          <table:table-cell table:style-name="ce3" office:value-type="string">
            <text:p>Soundfile (*.wav)</text:p>
          </table:table-cell>
          <table:table-cell table:style-name="ce4" office:value-type="string">
            <office:annotation draw:style-name="gr1" draw:text-style-name="P1" svg:width="1.922cm" svg:height="0.896cm" svg:x="9.452cm" svg:y="0cm" draw:caption-point-x="-0.43cm" draw:caption-point-y="0.01cm">
              <dc:date>2011-04-19T00:00:00</dc:date>
              <text:p text:style-name="P1"><text:span text:style-name="T1">F = Female</text:span></text:p>
              <text:p text:style-name="P1"><text:span text:style-name="T1">M = Male</text:span></text:p>
              <text:p text:style-name="P1"><text:span text:style-name="T2"/></text:p>
            </office:annotation>
            <text:p>Sex</text:p>
          </table:table-cell>
          <table:table-cell table:style-name="ce5" office:value-type="string">
            <text:p>D.O.B.</text:p>
          </table:table-cell>
          <table:table-cell table:style-name="ce10" office:value-type="string">
            <office:annotation draw:style-name="gr1" draw:text-style-name="P1" svg:width="4.239cm" svg:height="0.42cm" svg:x="13.966cm" svg:y="0cm" draw:caption-point-x="-0.428cm" draw:caption-point-y="0.01cm">
              <dc:date>2011-04-19T00:00:00</dc:date>
              <text:p text:style-name="P1"><text:span text:style-name="T1">Deduced from question 2</text:span></text:p>
              <text:p text:style-name="P1"><text:span text:style-name="T1"/></text:p>
            </office:annotation>
            <text:p>Age</text:p>
          </table:table-cell>
          <table:table-cell table:style-name="ce4" office:value-type="string">
            <office:annotation draw:style-name="gr1" draw:text-style-name="P1" svg:width="5.099cm" svg:height="2.002cm" svg:x="6.807cm" svg:y="1.739cm" draw:caption-point-x="8.989cm" draw:caption-point-y="-1.729cm">
              <dc:date>2011-04-19T00:00:00</dc:date>
              <text:p text:style-name="P1"><text:span text:style-name="T1">1 = Since 2 / younger</text:span></text:p>
              <text:p text:style-name="P1"><text:span text:style-name="T1">2 = Since 4 / younger</text:span></text:p>
              <text:p text:style-name="P1"><text:span text:style-name="T1">3 = Since Primary School</text:span></text:p>
              <text:p text:style-name="P1"><text:span text:style-name="T1">4 = Since Secondary School</text:span></text:p>
              <text:p text:style-name="P1"><text:span text:style-name="T1">5 = As adult</text:span></text:p>
              <text:p text:style-name="P1"><text:span text:style-name="T1"/></text:p>
            </office:annotation>
            <text:p>Welsh since</text:p>
          </table:table-cell>
          <table:table-cell table:style-name="ce4" office:value-type="string">
            <office:annotation draw:style-name="gr1" draw:text-style-name="P1" svg:width="5.618cm" svg:height="2.083cm" svg:x="6.864cm" svg:y="0cm" draw:caption-point-x="11.191cm" draw:caption-point-y="0.01cm">
              <dc:date>2011-04-19T00:00:00</dc:date>
              <text:p text:style-name="P1"><text:span text:style-name="T1">1 = Since 2 / younger</text:span></text:p>
              <text:p text:style-name="P1"><text:span text:style-name="T1">2 = Since 4 / younger</text:span></text:p>
              <text:p text:style-name="P1"><text:span text:style-name="T1">3 = Since Primary School</text:span></text:p>
              <text:p text:style-name="P1"><text:span text:style-name="T1">4 = Since Secondary School</text:span></text:p>
              <text:p text:style-name="P1"><text:span text:style-name="T1">5 = As adult</text:span></text:p>
              <text:p text:style-name="P1"><text:span text:style-name="T2"/></text:p>
              <text:p text:style-name="P1"><text:span text:style-name="T2"/></text:p>
            </office:annotation>
            <text:p>Eng Since</text:p>
          </table:table-cell>
          <table:table-cell table:style-name="ce14" office:value-type="string">
            <office:annotation draw:style-name="gr1" draw:text-style-name="P1" svg:width="4cm" svg:height="2.083cm" svg:x="6.977cm" svg:y="0cm" draw:caption-point-x="13.336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Other (enter as comment)</text:span></text:p>
              <text:p text:style-name="P1"><text:span text:style-name="T1">0 = Welsh &amp; English</text:span></text:p>
              <text:p text:style-name="P1"><text:span text:style-name="T1"/></text:p>
            </office:annotation>
            <text:p>Mother spoke</text:p>
          </table:table-cell>
          <table:table-cell table:style-name="ce14" office:value-type="string">
            <office:annotation draw:style-name="gr1" draw:text-style-name="P1" svg:width="3.298cm" svg:height="2.872cm" svg:x="7.145cm" svg:y="0cm" draw:caption-point-x="15.426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Other (enter as comment)</text:span></text:p>
              <text:p text:style-name="P1"><text:span text:style-name="T1">0 = Welsh &amp; English</text:span></text:p>
              <text:p text:style-name="P1"><text:span text:style-name="T1">-9 = N/A</text:span></text:p>
              <text:p text:style-name="P1"><text:span text:style-name="T1">-99 = left blank</text:span></text:p>
            </office:annotation>
            <text:p>Father spoke</text:p>
          </table:table-cell>
          <table:table-cell table:style-name="ce17" office:value-type="string">
            <text:p>Primary School Medium</text:p>
          </table:table-cell>
          <table:table-cell table:style-name="ce17" office:value-type="string">
            <text:p>Secondary School Medium</text:p>
          </table:table-cell>
          <table:table-cell table:style-name="ce4" office:value-type="string">
            <text:p>Contact 1 Lang</text:p>
          </table:table-cell>
          <table:table-cell table:style-name="ce4" office:value-type="string">
            <office:annotation draw:style-name="gr1" draw:text-style-name="P1" svg:width="3.011cm" svg:height="2.872cm" svg:x="10.927cm" svg:y="0cm" draw:caption-point-x="20.676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Another Lang (insert as comment)</text:span></text:p>
              <text:p text:style-name="P1"><text:span text:style-name="T1">0 = Equal Welsh &amp; English</text:span></text:p>
            </office:annotation>
            <text:p>Contact 3 Lang</text:p>
          </table:table-cell>
          <table:table-cell table:style-name="ce4" office:value-type="string">
            <office:annotation draw:style-name="gr1" draw:text-style-name="P1" svg:width="3.149cm" svg:height="2.872cm" svg:x="12.979cm" svg:y="0cm" draw:caption-point-x="20.882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Another Lang (insert as comment)</text:span></text:p>
              <text:p text:style-name="P1"><text:span text:style-name="T1">0 = Equal Welsh &amp; English</text:span></text:p>
            </office:annotation>
            <text:p>Contact 0 Lang</text:p>
          </table:table-cell>
          <table:table-cell table:style-name="ce4" office:value-type="string">
            <office:annotation draw:style-name="gr1" draw:text-style-name="P1" svg:width="2.592cm" svg:height="2.872cm" svg:x="15.643cm" svg:y="0cm" draw:caption-point-x="20.477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Another Lang (insert as comment)</text:span></text:p>
              <text:p text:style-name="P1"><text:span text:style-name="T1">0 = Equal Welsh &amp; English</text:span></text:p>
            </office:annotation>
            <text:p>Contact 4 Lang</text:p>
          </table:table-cell>
          <table:table-cell table:style-name="ce4" office:value-type="string">
            <office:annotation draw:style-name="gr1" draw:text-style-name="P1" svg:width="2.926cm" svg:height="2.82cm" svg:x="16.663cm" svg:y="0cm" draw:caption-point-x="21.715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Another Lang (insert as comment)</text:span></text:p>
              <text:p text:style-name="P1"><text:span text:style-name="T1">0 = Equal Welsh &amp; English</text:span></text:p>
            </office:annotation>
            <text:p>Contact 5 Lang</text:p>
          </table:table-cell>
          <table:table-cell table:style-name="ce14" office:value-type="string">
            <office:annotation draw:style-name="gr1" draw:text-style-name="P1" svg:width="2.981cm" svg:height="2.03cm" svg:x="16.435cm" svg:y="0cm" draw:caption-point-x="24.201cm" draw:caption-point-y="0.01cm">
              <dc:date>2011-04-19T00:00:00</dc:date>
              <text:p text:style-name="P1"><text:span text:style-name="T1">1 = Welsh</text:span></text:p>
              <text:p text:style-name="P1"><text:span text:style-name="T1">2 = English</text:span></text:p>
              <text:p text:style-name="P1"><text:span text:style-name="T1">3 = Other (insert as comment)</text:span></text:p>
              <text:p text:style-name="P1"><text:span text:style-name="T1">4 = British</text:span></text:p>
              <text:p text:style-name="P1"><text:span text:style-name="T2"/></text:p>
            </office:annotation>
            <text:p>National Identity</text:p>
          </table:table-cell>
        </table:table-row>
        <table:table-row table:style-name="ro2">
          <table:table-cell office:value-type="string">
            <text:p>ABE</text:p>
          </table:table-cell>
          <table:table-cell office:value-type="string">
            <text:p>Abel</text:p>
          </table:table-cell>
          <table:table-cell office:value-type="string">
            <text:p>Fusser9</text:p>
          </table:table-cell>
          <table:table-cell office:value-type="string">
            <text:p>M</text:p>
          </table:table-cell>
          <table:table-cell office:value-type="float" office:value="17303">
            <text:p>16/05/4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A</text:p>
          </table:table-cell>
          <table:table-cell office:value-type="string">
            <text:p>Adam</text:p>
          </table:table-cell>
          <table:table-cell office:value-type="string">
            <text:p>Davies16</text:p>
          </table:table-cell>
          <table:table-cell office:value-type="string">
            <text:p>M</text:p>
          </table:table-cell>
          <table:table-cell office:value-type="float" office:value="33198">
            <text:p>21/11/9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Adda</text:p>
          </table:table-cell>
          <table:table-cell office:value-type="string">
            <text:p>Fusser10</text:p>
          </table:table-cell>
          <table:table-cell office:value-type="string">
            <text:p>M</text:p>
          </table:table-cell>
          <table:table-cell office:value-type="float" office:value="19360">
            <text:p>01/01/5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W</text:p>
          </table:table-cell>
          <table:table-cell office:value-type="string">
            <text:p>Adwen</text:p>
          </table:table-cell>
          <table:table-cell office:value-type="string">
            <text:p>Fusser4</text:p>
          </table:table-cell>
          <table:table-cell office:value-type="string">
            <text:p>F</text:p>
          </table:table-cell>
          <table:table-cell office:value-type="float" office:value="11673">
            <text:p>16/12/31</text:p>
          </table:table-cell>
          <table:table-cell office:value-type="float" office:value="73">
            <text:p>73</text:p>
          </table:table-cell>
          <table:table-cell table:number-columns-repeated="8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ED</text:p>
          </table:table-cell>
          <table:table-cell office:value-type="string">
            <text:p>Aeddan</text:p>
          </table:table-cell>
          <table:table-cell office:value-type="string">
            <text:p>Fusser11</text:p>
          </table:table-cell>
          <table:table-cell office:value-type="string">
            <text:p>M</text:p>
          </table:table-cell>
          <table:table-cell office:value-type="float" office:value="19502">
            <text:p>23/05/5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ET</text:p>
          </table:table-cell>
          <table:table-cell office:value-type="string">
            <text:p>Aethwy</text:p>
          </table:table-cell>
          <table:table-cell office:value-type="string">
            <text:p>Fusser17</text:p>
          </table:table-cell>
          <table:table-cell office:value-type="string">
            <text:p>M</text:p>
          </table:table-cell>
          <table:table-cell office:value-type="float" office:value="14883">
            <text:p>29/09/4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ID</text:p>
          </table:table-cell>
          <table:table-cell office:value-type="string">
            <text:p>Aidan</text:p>
          </table:table-cell>
          <table:table-cell office:value-type="string">
            <text:p>Fusser23</text:p>
          </table:table-cell>
          <table:table-cell office:value-type="string">
            <text:p>M</text:p>
          </table:table-cell>
          <table:table-cell office:value-type="float" office:value="12513">
            <text:p>04/04/3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 office:value-type="string">
            <text:p>Alban</text:p>
          </table:table-cell>
          <table:table-cell office:value-type="string">
            <text:p>Fusser25</text:p>
          </table:table-cell>
          <table:table-cell office:value-type="string">
            <text:p>M</text:p>
          </table:table-cell>
          <table:table-cell office:value-type="float" office:value="29417">
            <text:p>15/07/80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N</text:p>
          </table:table-cell>
          <table:table-cell office:value-type="string">
            <text:p>Alan</text:p>
          </table:table-cell>
          <table:table-cell office:value-type="string">
            <text:p>Stammers4</text:p>
          </table:table-cell>
          <table:table-cell office:value-type="string">
            <text:p>M</text:p>
          </table:table-cell>
          <table:table-cell office:value-type="float" office:value="23652">
            <text:p>02/10/6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Y</text:p>
          </table:table-cell>
          <table:table-cell office:value-type="string">
            <text:p>Alys</text:p>
          </table:table-cell>
          <table:table-cell office:value-type="string">
            <text:p>Fusser3</text:p>
          </table:table-cell>
          <table:table-cell office:value-type="string">
            <text:p>F</text:p>
          </table:table-cell>
          <table:table-cell office:value-type="float" office:value="26717">
            <text:p>22/02/7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MR</text:p>
          </table:table-cell>
          <table:table-cell table:style-name="ce2" office:value-type="string">
            <text:p>Amranwen</text:p>
          </table:table-cell>
          <table:table-cell table:style-name="ce2" office:value-type="string">
            <text:p>Fusser6</text:p>
          </table:table-cell>
          <table:table-cell table:style-name="ce2" office:value-type="string">
            <text:p>F</text:p>
          </table:table-cell>
          <table:table-cell table:style-name="ce7" office:value-type="float" office:value="25438">
            <text:p>23/08/69</text:p>
          </table:table-cell>
          <table:table-cell table:style-name="ce1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ANE</text:p>
          </table:table-cell>
          <table:table-cell office:value-type="string">
            <text:p>Aneira</text:p>
          </table:table-cell>
          <table:table-cell office:value-type="string">
            <text:p>Fusser7</text:p>
          </table:table-cell>
          <table:table-cell office:value-type="string">
            <text:p>F</text:p>
          </table:table-cell>
          <table:table-cell office:value-type="float" office:value="24242">
            <text:p>15/05/6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NG</text:p>
          </table:table-cell>
          <table:table-cell office:value-type="string">
            <text:p>Angharad</text:p>
          </table:table-cell>
          <table:table-cell office:value-type="string">
            <text:p>Fusser8</text:p>
          </table:table-cell>
          <table:table-cell office:value-type="string">
            <text:p>F</text:p>
          </table:table-cell>
          <table:table-cell office:value-type="float" office:value="12919">
            <text:p>15/05/3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N</text:p>
          </table:table-cell>
          <table:table-cell office:value-type="string">
            <text:p>Ann</text:p>
          </table:table-cell>
          <table:table-cell office:value-type="string">
            <text:p>Fusser13</text:p>
          </table:table-cell>
          <table:table-cell office:value-type="string">
            <text:p>F</text:p>
          </table:table-cell>
          <table:table-cell office:value-type="float" office:value="16147">
            <text:p>16/03/4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NT</text:p>
          </table:table-cell>
          <table:table-cell table:style-name="ce2" office:value-type="string">
            <text:p>Anton</text:p>
          </table:table-cell>
          <table:table-cell table:style-name="ce2" office:value-type="string">
            <text:p>Fusser6</text:p>
          </table:table-cell>
          <table:table-cell table:style-name="ce2" office:value-type="string">
            <text:p>F</text:p>
          </table:table-cell>
          <table:table-cell table:style-name="ce7" office:value-type="float" office:value="19582">
            <text:p>11/08/53</text:p>
          </table:table-cell>
          <table:table-cell table:style-name="ce1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ANW</text:p>
          </table:table-cell>
          <table:table-cell office:value-type="string">
            <text:p>Anwen</text:p>
          </table:table-cell>
          <table:table-cell office:value-type="string">
            <text:p>Fusser16</text:p>
          </table:table-cell>
          <table:table-cell office:value-type="string">
            <text:p>F</text:p>
          </table:table-cell>
          <table:table-cell office:value-type="float" office:value="13232">
            <text:p>23/03/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Arddun</text:p>
          </table:table-cell>
          <table:table-cell office:value-type="string">
            <text:p>Fusser18</text:p>
          </table:table-cell>
          <table:table-cell office:value-type="string">
            <text:p>F</text:p>
          </table:table-cell>
          <table:table-cell office:value-type="float" office:value="23423">
            <text:p>16/02/64</text:p>
          </table:table-cell>
          <table:table-cell office:value-type="float" office:value="41">
            <text:p>41</text:p>
          </table:table-cell>
          <table:table-cell office:value-type="float" office:value="-99">
            <text:p>-99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F</text:p>
          </table:table-cell>
          <table:table-cell office:value-type="string">
            <text:p>Arfon</text:p>
          </table:table-cell>
          <table:table-cell office:value-type="string">
            <text:p>Fusser31</text:p>
          </table:table-cell>
          <table:table-cell office:value-type="string">
            <text:p>M</text:p>
          </table:table-cell>
          <table:table-cell office:value-type="float" office:value="22802">
            <text:p>05/06/6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WE</text:p>
          </table:table-cell>
          <table:table-cell office:value-type="string">
            <text:p>Awel</text:p>
          </table:table-cell>
          <table:table-cell office:value-type="string">
            <text:p>Fusser14</text:p>
          </table:table-cell>
          <table:table-cell office:value-type="string">
            <text:p>F</text:p>
          </table:table-cell>
          <table:table-cell office:value-type="float" office:value="21385">
            <text:p>19/07/5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E</text:p>
          </table:table-cell>
          <table:table-cell office:value-type="string">
            <text:p>Baeddan</text:p>
          </table:table-cell>
          <table:table-cell office:value-type="string">
            <text:p>Fusser4</text:p>
          </table:table-cell>
          <table:table-cell office:value-type="string">
            <text:p>M</text:p>
          </table:table-cell>
          <table:table-cell office:value-type="float" office:value="18772">
            <text:p>24/05/5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G</text:p>
          </table:table-cell>
          <table:table-cell office:value-type="string">
            <text:p>Baglan</text:p>
          </table:table-cell>
          <table:table-cell office:value-type="string">
            <text:p>Fusser9</text:p>
          </table:table-cell>
          <table:table-cell office:value-type="string">
            <text:p>M</text:p>
          </table:table-cell>
          <table:table-cell office:value-type="float" office:value="17574">
            <text:p>11/02/48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R</text:p>
          </table:table-cell>
          <table:table-cell office:value-type="string">
            <text:p>Barri</text:p>
          </table:table-cell>
          <table:table-cell office:value-type="string">
            <text:p>Fusser10</text:p>
          </table:table-cell>
          <table:table-cell office:value-type="string">
            <text:p>M</text:p>
          </table:table-cell>
          <table:table-cell office:value-type="float" office:value="17813">
            <text:p>07/10/48</text:p>
          </table:table-cell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0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EC</text:p>
          </table:table-cell>
          <table:table-cell office:value-type="string">
            <text:p>Beca</text:p>
          </table:table-cell>
          <table:table-cell office:value-type="string">
            <text:p>Fusser3</text:p>
          </table:table-cell>
          <table:table-cell office:value-type="string">
            <text:p>F</text:p>
          </table:table-cell>
          <table:table-cell office:value-type="float" office:value="27010">
            <text:p>12/12/73</text:p>
          </table:table-cell>
          <table:table-cell office:value-type="float" office:value="31">
            <text:p>31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D</text:p>
          </table:table-cell>
          <table:table-cell office:value-type="string">
            <text:p>Bedo</text:p>
          </table:table-cell>
          <table:table-cell office:value-type="string">
            <text:p>Fusser11</text:p>
          </table:table-cell>
          <table:table-cell office:value-type="string">
            <text:p>M</text:p>
          </table:table-cell>
          <table:table-cell table:style-name="ce8" office:value-type="float" office:value="10410">
            <office:annotation draw:style-name="gr1" draw:text-style-name="P1" svg:width="2.816cm" svg:height="0.581cm" svg:x="11.29cm" svg:y="11.234cm" draw:caption-point-x="-0.01cm" draw:caption-point-y="0.354cm">
              <dc:date>2011-04-19T00:00:00</dc:date>
              <text:p text:style-name="P1"><text:span text:style-name="T1">Only year given</text:span></text:p>
            </office:annotation>
            <text:p>01/07/2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9">
            <text:p>-9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I</text:p>
          </table:table-cell>
          <table:table-cell office:value-type="string">
            <text:p>Beinon</text:p>
          </table:table-cell>
          <table:table-cell office:value-type="string">
            <text:p>Fusser13</text:p>
          </table:table-cell>
          <table:table-cell office:value-type="string">
            <text:p>M</text:p>
          </table:table-cell>
          <table:table-cell office:value-type="float" office:value="14679">
            <text:p>09/03/4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99">
            <text:p>-99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L</text:p>
          </table:table-cell>
          <table:table-cell office:value-type="string">
            <text:p>Beli</text:p>
          </table:table-cell>
          <table:table-cell office:value-type="string">
            <text:p>Fusser14</text:p>
          </table:table-cell>
          <table:table-cell office:value-type="string">
            <text:p>M</text:p>
          </table:table-cell>
          <table:table-cell office:value-type="float" office:value="22860">
            <text:p>02/08/62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Fusser17</text:p>
          </table:table-cell>
          <table:table-cell office:value-type="string">
            <text:p>M</text:p>
          </table:table-cell>
          <table:table-cell office:value-type="float" office:value="21386">
            <text:p>20/07/5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office:value-type="float" office:value="3">
            <office:annotation draw:style-name="gr1" draw:text-style-name="P1" svg:width="2.65cm" svg:height="0.448cm" svg:x="25.016cm" svg:y="14.377cm" draw:caption-point-x="15.62cm" draw:caption-point-y="-1.439cm">
              <dc:date>2011-04-19T00:00:00</dc:date>
              <text:p text:style-name="P1"><text:span text:style-name="T1">European</text:span></text:p>
            </office:annotation>
            <text:p>3</text:p>
          </table:table-cell>
        </table:table-row>
        <table:table-row table:style-name="ro2">
          <table:table-cell office:value-type="string">
            <text:p>BEU</text:p>
          </table:table-cell>
          <table:table-cell office:value-type="string">
            <text:p>Beuno</text:p>
          </table:table-cell>
          <table:table-cell office:value-type="string">
            <text:p>Fusser18</text:p>
          </table:table-cell>
          <table:table-cell office:value-type="string">
            <text:p>M</text:p>
          </table:table-cell>
          <table:table-cell office:value-type="float" office:value="23525">
            <text:p>28/05/64</text:p>
          </table:table-cell>
          <table:table-cell office:value-type="float" office:value="41">
            <text:p>41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O</text:p>
          </table:table-cell>
          <table:table-cell office:value-type="string">
            <text:p>Blodwen</text:p>
          </table:table-cell>
          <table:table-cell office:value-type="string">
            <text:p>Fusser7</text:p>
          </table:table-cell>
          <table:table-cell office:value-type="string">
            <text:p>F</text:p>
          </table:table-cell>
          <table:table-cell office:value-type="float" office:value="25301">
            <text:p>08/04/6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W</text:p>
          </table:table-cell>
          <table:table-cell office:value-type="string">
            <text:p>Blodeuwedd (Blod)</text:p>
          </table:table-cell>
          <table:table-cell office:value-type="string">
            <text:p>Stammers6</text:p>
          </table:table-cell>
          <table:table-cell office:value-type="string">
            <text:p>F</text:p>
          </table:table-cell>
          <table:table-cell office:value-type="float" office:value="32432">
            <text:p>16/10/8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RE</text:p>
          </table:table-cell>
          <table:table-cell office:value-type="string">
            <text:p>Brenda</text:p>
          </table:table-cell>
          <table:table-cell office:value-type="string">
            <text:p>Fusser8</text:p>
          </table:table-cell>
          <table:table-cell office:value-type="string">
            <text:p>F</text:p>
          </table:table-cell>
          <table:table-cell office:value-type="float" office:value="16633">
            <text:p>15/07/4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RW</text:p>
          </table:table-cell>
          <table:table-cell office:value-type="string">
            <text:p>Brwyno</text:p>
          </table:table-cell>
          <table:table-cell office:value-type="string">
            <text:p>Fusser31</text:p>
          </table:table-cell>
          <table:table-cell office:value-type="string">
            <text:p>M</text:p>
          </table:table-cell>
          <table:table-cell office:value-type="float" office:value="34184">
            <text:p>03/08/9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BTI</text:p>
          </table:table-cell>
          <table:table-cell office:value-type="string">
            <text:p>Beti</text:p>
          </table:table-cell>
          <table:table-cell office:value-type="string">
            <text:p>Robert3</text:p>
          </table:table-cell>
          <table:table-cell office:value-type="string">
            <text:p>F</text:p>
          </table:table-cell>
          <table:table-cell office:value-type="float" office:value="33333">
            <text:p>05/04/91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R</text:p>
          </table:table-cell>
          <table:table-cell office:value-type="string">
            <text:p>Carys</text:p>
          </table:table-cell>
          <table:table-cell office:value-type="string">
            <text:p>Stammers8</text:p>
          </table:table-cell>
          <table:table-cell office:value-type="string">
            <text:p>F</text:p>
          </table:table-cell>
          <table:table-cell office:value-type="float" office:value="14345">
            <text:p>10/04/39</text:p>
          </table:table-cell>
          <table:table-cell office:value-type="float" office:value="67">
            <text:p>67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I</text:p>
          </table:table-cell>
          <table:table-cell office:value-type="string">
            <text:p>Ceiriog</text:p>
          </table:table-cell>
          <table:table-cell office:value-type="string">
            <text:p>Smith1</text:p>
          </table:table-cell>
          <table:table-cell office:value-type="string">
            <text:p>M</text:p>
          </table:table-cell>
          <table:table-cell office:value-type="float" office:value="32729">
            <text:p>09/08/8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Default" table:number-columns-repeated="3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ER</text:p>
          </table:table-cell>
          <table:table-cell office:value-type="string">
            <text:p>Ceri</text:p>
          </table:table-cell>
          <table:table-cell office:value-type="string">
            <text:p>Davies12</text:p>
          </table:table-cell>
          <table:table-cell office:value-type="string">
            <text:p>F</text:p>
          </table:table-cell>
          <table:table-cell office:value-type="float" office:value="31360">
            <text:p>09/11/85</text:p>
          </table:table-cell>
          <table:table-cell office:value-type="float" office:value="20">
            <text:p>20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W</text:p>
          </table:table-cell>
          <table:table-cell office:value-type="string">
            <text:p>Ceinwen</text:p>
          </table:table-cell>
          <table:table-cell office:value-type="string">
            <text:p>Fusser12</text:p>
          </table:table-cell>
          <table:table-cell office:value-type="string">
            <text:p>F</text:p>
          </table:table-cell>
          <table:table-cell office:value-type="float" office:value="17388">
            <text:p>09/08/4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</text:p>
          </table:table-cell>
          <table:table-cell office:value-type="string">
            <text:p>Charlotte</text:p>
          </table:table-cell>
          <table:table-cell office:value-type="string">
            <text:p>Stammers2</text:p>
          </table:table-cell>
          <table:table-cell office:value-type="string">
            <text:p>F</text:p>
          </table:table-cell>
          <table:table-cell office:value-type="float" office:value="35021">
            <text:p>18/11/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5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E</text:p>
          </table:table-cell>
          <table:table-cell office:value-type="string">
            <text:p>Cledwyn</text:p>
          </table:table-cell>
          <table:table-cell office:value-type="string">
            <text:p>Davies10</text:p>
          </table:table-cell>
          <table:table-cell office:value-type="string">
            <text:p>M</text:p>
          </table:table-cell>
          <table:table-cell office:value-type="float" office:value="17811">
            <text:p>05/10/4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CLR</text:p>
          </table:table-cell>
          <table:table-cell office:value-type="string">
            <text:p>Claire</text:p>
          </table:table-cell>
          <table:table-cell office:value-type="string">
            <text:p>Robert7</text:p>
          </table:table-cell>
          <table:table-cell office:value-type="string">
            <text:p>F</text:p>
          </table:table-cell>
          <table:table-cell office:value-type="float" office:value="18136">
            <text:p>26/08/4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LV</text:p>
          </table:table-cell>
          <table:table-cell office:value-type="string">
            <text:p>Clive</text:p>
          </table:table-cell>
          <table:table-cell office:value-type="string">
            <text:p>Robert8</text:p>
          </table:table-cell>
          <table:table-cell office:value-type="string">
            <text:p>M</text:p>
          </table:table-cell>
          <table:table-cell office:value-type="float" office:value="10865">
            <text:p>29/09/2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L</text:p>
          </table:table-cell>
          <table:table-cell office:value-type="string">
            <text:p>Colin</text:p>
          </table:table-cell>
          <table:table-cell office:value-type="string">
            <text:p>Davies5</text:p>
          </table:table-cell>
          <table:table-cell office:value-type="string">
            <text:p>M</text:p>
          </table:table-cell>
          <table:table-cell office:value-type="float" office:value="32300">
            <text:p>06/06/88</text:p>
          </table:table-cell>
          <table:table-cell office:value-type="float" office:value="17">
            <text:p>1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RI</text:p>
          </table:table-cell>
          <table:table-cell office:value-type="string">
            <text:p>Crisiant</text:p>
          </table:table-cell>
          <table:table-cell office:value-type="string">
            <text:p>Fusser13</text:p>
          </table:table-cell>
          <table:table-cell office:value-type="string">
            <text:p>F</text:p>
          </table:table-cell>
          <table:table-cell office:value-type="float" office:value="16495">
            <text:p>27/02/4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RL</text:p>
          </table:table-cell>
          <table:table-cell office:value-type="string">
            <text:p>Carol</text:p>
          </table:table-cell>
          <table:table-cell office:value-type="string">
            <text:p>Robert9</text:p>
          </table:table-cell>
          <table:table-cell office:value-type="string">
            <text:p>F</text:p>
          </table:table-cell>
          <table:table-cell office:value-type="float" office:value="30646">
            <text:p>26/11/8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N</text:p>
          </table:table-cell>
          <table:table-cell office:value-type="string">
            <text:p>Cynddylan</text:p>
          </table:table-cell>
          <table:table-cell office:value-type="string">
            <text:p>Davies4</text:p>
          </table:table-cell>
          <table:table-cell office:value-type="string">
            <text:p>M</text:p>
          </table:table-cell>
          <table:table-cell office:value-type="float" office:value="17651">
            <text:p>28/04/4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DAN</text:p>
          </table:table-cell>
          <table:table-cell table:style-name="ce2" office:value-type="string">
            <text:p>Daniel</text:p>
          </table:table-cell>
          <table:table-cell table:style-name="ce2" office:value-type="string">
            <text:p>Davies6</text:p>
          </table:table-cell>
          <table:table-cell table:style-name="ce2" office:value-type="string">
            <text:p>M</text:p>
          </table:table-cell>
          <table:table-cell table:style-name="ce7" office:value-type="float" office:value="29728">
            <text:p>22/05/81</text:p>
          </table:table-cell>
          <table:table-cell table:style-name="ce1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DER</text:p>
          </table:table-cell>
          <table:table-cell office:value-type="string">
            <text:p>Derwena</text:p>
          </table:table-cell>
          <table:table-cell office:value-type="string">
            <text:p>Davies11</text:p>
          </table:table-cell>
          <table:table-cell office:value-type="string">
            <text:p>F</text:p>
          </table:table-cell>
          <table:table-cell office:value-type="float" office:value="12486">
            <text:p>08/03/3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DEW</text:p>
          </table:table-cell>
          <table:table-cell office:value-type="string">
            <text:p>Dewi</text:p>
          </table:table-cell>
          <table:table-cell office:value-type="string">
            <text:p>Smith1</text:p>
          </table:table-cell>
          <table:table-cell office:value-type="string">
            <text:p>M</text:p>
          </table:table-cell>
          <table:table-cell office:value-type="float" office:value="22364">
            <text:p>24/03/6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table:number-columns-repeated="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YF</text:p>
          </table:table-cell>
          <table:table-cell office:value-type="string">
            <text:p>Dyfed</text:p>
          </table:table-cell>
          <table:table-cell office:value-type="string">
            <text:p>Fusser5</text:p>
          </table:table-cell>
          <table:table-cell office:value-type="string">
            <text:p>M</text:p>
          </table:table-cell>
          <table:table-cell table:style-name="ce9" office:value-type="date" office:date-value="1976-07-01">
            <office:annotation draw:style-name="gr1" draw:text-style-name="P1" svg:width="7.055cm" svg:height="0.922cm" svg:x="11.708cm" svg:y="22.219cm" draw:caption-point-x="-0.428cm" draw:caption-point-y="0.616cm">
              <dc:date>2011-04-19T00:00:00</dc:date>
              <text:p text:style-name="P1"><text:span text:style-name="T1">Left blank - <text:s/>year filled in by researcher: 1 July simply entered as middle date of year:</text:span></text:p>
            </office:annotation>
            <text:p>01/07/197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99">
            <text:p>-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IF</text:p>
          </table:table-cell>
          <table:table-cell office:value-type="string">
            <text:p>Eifion</text:p>
          </table:table-cell>
          <table:table-cell office:value-type="string">
            <text:p>Stammers1</text:p>
          </table:table-cell>
          <table:table-cell office:value-type="string">
            <text:p>M</text:p>
          </table:table-cell>
          <table:table-cell office:value-type="float" office:value="16370">
            <text:p>25/10/4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IR</text:p>
          </table:table-cell>
          <table:table-cell office:value-type="string">
            <text:p>Eirlys</text:p>
          </table:table-cell>
          <table:table-cell office:value-type="string">
            <text:p>Robert6</text:p>
          </table:table-cell>
          <table:table-cell office:value-type="string">
            <text:p>F</text:p>
          </table:table-cell>
          <table:table-cell office:value-type="float" office:value="18493">
            <text:p>18/08/5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ELE</text:p>
          </table:table-cell>
          <table:table-cell office:value-type="string">
            <text:p>Eleri</text:p>
          </table:table-cell>
          <table:table-cell office:value-type="string">
            <text:p>Stammers4</text:p>
          </table:table-cell>
          <table:table-cell office:value-type="string">
            <text:p>F</text:p>
          </table:table-cell>
          <table:table-cell office:value-type="float" office:value="24393">
            <text:p>13/10/6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ELI</text:p>
          </table:table-cell>
          <table:table-cell office:value-type="string">
            <text:p>Elsi</text:p>
          </table:table-cell>
          <table:table-cell office:value-type="string">
            <text:p>Robert5</text:p>
          </table:table-cell>
          <table:table-cell office:value-type="string">
            <text:p>F</text:p>
          </table:table-cell>
          <table:table-cell office:value-type="float" office:value="6388">
            <text:p>27/06/1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ML</text:p>
          </table:table-cell>
          <table:table-cell office:value-type="string">
            <text:p>Emlyn</text:p>
          </table:table-cell>
          <table:table-cell office:value-type="string">
            <text:p>Robert8</text:p>
          </table:table-cell>
          <table:table-cell office:value-type="string">
            <text:p>M</text:p>
          </table:table-cell>
          <table:table-cell office:value-type="float" office:value="9978">
            <text:p>26/04/2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-9">
            <text:p>-9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ENA</text:p>
          </table:table-cell>
          <table:table-cell office:value-type="string">
            <text:p>Ena</text:p>
          </table:table-cell>
          <table:table-cell office:value-type="string">
            <text:p>Fusser5</text:p>
          </table:table-cell>
          <table:table-cell office:value-type="string">
            <text:p>F</text:p>
          </table:table-cell>
          <table:table-cell office:value-type="float" office:value="23026">
            <text:p>15/01/6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ENF</text:p>
          </table:table-cell>
          <table:table-cell office:value-type="string">
            <text:p>Enfys</text:p>
          </table:table-cell>
          <table:table-cell office:value-type="string">
            <text:p>Stammers9</text:p>
          </table:table-cell>
          <table:table-cell office:value-type="string">
            <text:p>F</text:p>
          </table:table-cell>
          <table:table-cell office:value-type="float" office:value="14537">
            <text:p>19/10/3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EVA</text:p>
          </table:table-cell>
          <table:table-cell office:value-type="string">
            <text:p>Eva</text:p>
          </table:table-cell>
          <table:table-cell office:value-type="string">
            <text:p>Fusser22</text:p>
          </table:table-cell>
          <table:table-cell office:value-type="string">
            <text:p>F</text:p>
          </table:table-cell>
          <table:table-cell office:value-type="float" office:value="24144">
            <text:p>06/02/6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office:annotation draw:style-name="gr1" draw:text-style-name="P1" svg:width="4.732cm" svg:height="0.527cm" svg:x="6.977cm" svg:y="26.529cm" draw:caption-point-x="13.336cm" draw:caption-point-y="-0.095cm">
              <dc:date>2011-04-19T00:00:00</dc:date>
              <text:p text:style-name="P1"><text:span text:style-name="T1">Dutch (for all instances of 3)</text:span></text:p>
              <text:p text:style-name="P1"><text:span text:style-name="T2"/></text:p>
            </office:annotation>
            <text:p>3</text:p>
          </table:table-cell>
          <table:table-cell table:number-columns-repeated="5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3">
            <office:annotation draw:style-name="gr1" draw:text-style-name="P1" svg:width="1.311cm" svg:height="0.605cm" svg:x="25.155cm" svg:y="25.185cm" draw:caption-point-x="15.481cm" draw:caption-point-y="1.249cm">
              <dc:date>2011-04-19T00:00:00</dc:date>
              <text:p text:style-name="P1"><text:span text:style-name="T1">Dutch</text:span></text:p>
            </office:annotation>
            <text:p>3</text:p>
          </table:table-cell>
        </table:table-row>
        <table:table-row table:style-name="ro2">
          <table:table-cell office:value-type="string">
            <text:p>FLO</text:p>
          </table:table-cell>
          <table:table-cell office:value-type="string">
            <text:p>Florence</text:p>
          </table:table-cell>
          <table:table-cell office:value-type="string">
            <text:p>Robert1</text:p>
          </table:table-cell>
          <table:table-cell office:value-type="string">
            <text:p>F</text:p>
          </table:table-cell>
          <table:table-cell office:value-type="float" office:value="29718">
            <text:p>12/05/8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E</text:p>
          </table:table-cell>
          <table:table-cell office:value-type="string">
            <text:p>Frederic</text:p>
          </table:table-cell>
          <table:table-cell office:value-type="string">
            <text:p>Davies14</text:p>
          </table:table-cell>
          <table:table-cell office:value-type="string">
            <text:p>M</text:p>
          </table:table-cell>
          <table:table-cell office:value-type="float" office:value="14346">
            <text:p>11/04/39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GAI</text:p>
          </table:table-cell>
          <table:table-cell office:value-type="string">
            <text:p>Gail</text:p>
          </table:table-cell>
          <table:table-cell office:value-type="string">
            <text:p>Davies7</text:p>
          </table:table-cell>
          <table:table-cell office:value-type="string">
            <text:p>F</text:p>
          </table:table-cell>
          <table:table-cell office:value-type="float" office:value="32831">
            <text:p>19/11/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FR</text:p>
          </table:table-cell>
          <table:table-cell office:value-type="string">
            <text:p>Gwynfor</text:p>
          </table:table-cell>
          <table:table-cell office:value-type="string">
            <text:p>Fusser15</text:p>
          </table:table-cell>
          <table:table-cell office:value-type="string">
            <text:p>M</text:p>
          </table:table-cell>
          <table:table-cell office:value-type="float" office:value="20256">
            <text:p>16/06/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LA</text:p>
          </table:table-cell>
          <table:table-cell office:value-type="string">
            <text:p>Glain</text:p>
          </table:table-cell>
          <table:table-cell office:value-type="string">
            <text:p>Davies17</text:p>
          </table:table-cell>
          <table:table-cell office:value-type="string">
            <text:p>F</text:p>
          </table:table-cell>
          <table:table-cell office:value-type="float" office:value="26289">
            <text:p>22/12/7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office:annotation draw:style-name="gr1" draw:text-style-name="P1" svg:width="1.311cm" svg:height="0.579cm" svg:x="9.906cm" svg:y="29.438cm" draw:caption-point-x="14.923cm" draw:caption-point-y="-0.755cm">
              <dc:date>2011-04-19T00:00:00</dc:date>
              <text:p text:style-name="P1"><text:span text:style-name="T1">Dutch</text:span></text:p>
            </office:annotation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office:annotation draw:style-name="gr1" draw:text-style-name="P1" svg:width="1.618cm" svg:height="0.422cm" svg:x="25.155cm" svg:y="29.016cm" draw:caption-point-x="15.481cm" draw:caption-point-y="-0.333cm">
              <dc:date>2011-04-19T00:00:00</dc:date>
              <text:p text:style-name="P1"><text:span text:style-name="T1">Welsh/Dutch</text:span></text:p>
            </office:annotation>
            <text:p>3</text:p>
          </table:table-cell>
        </table:table-row>
        <table:table-row table:style-name="ro2">
          <table:table-cell office:value-type="string">
            <text:p>GLE</text:p>
          </table:table-cell>
          <table:table-cell office:value-type="string">
            <text:p>Glenys</text:p>
          </table:table-cell>
          <table:table-cell office:value-type="string">
            <text:p>Robert2</text:p>
          </table:table-cell>
          <table:table-cell office:value-type="string">
            <text:p>F</text:p>
          </table:table-cell>
          <table:table-cell office:value-type="float" office:value="31747">
            <text:p>01/12/8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R</text:p>
          </table:table-cell>
          <table:table-cell office:value-type="string">
            <text:p>Gordon</text:p>
          </table:table-cell>
          <table:table-cell office:value-type="string">
            <text:p>Robert8</text:p>
          </table:table-cell>
          <table:table-cell office:value-type="string">
            <text:p>M</text:p>
          </table:table-cell>
          <table:table-cell office:value-type="float" office:value="9433">
            <text:p>28/10/2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GRE</text:p>
          </table:table-cell>
          <table:table-cell office:value-type="string">
            <text:p>Greta</text:p>
          </table:table-cell>
          <table:table-cell office:value-type="string">
            <text:p>Davies2</text:p>
          </table:table-cell>
          <table:table-cell office:value-type="string">
            <text:p>F</text:p>
          </table:table-cell>
          <table:table-cell office:value-type="float" office:value="30110">
            <text:p>08/06/8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G</text:p>
          </table:table-cell>
          <table:table-cell office:value-type="string">
            <text:p>George</text:p>
          </table:table-cell>
          <table:table-cell office:value-type="string">
            <text:p>Lloyd1</text:p>
          </table:table-cell>
          <table:table-cell office:value-type="string">
            <text:p>M</text:p>
          </table:table-cell>
          <table:table-cell office:value-type="float" office:value="19893">
            <text:p>18/06/5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string">
            <text:p>blan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TH</text:p>
          </table:table-cell>
          <table:table-cell office:value-type="string">
            <text:p>Gethin</text:p>
          </table:table-cell>
          <table:table-cell office:value-type="string">
            <text:p>Stammers1</text:p>
          </table:table-cell>
          <table:table-cell office:value-type="string">
            <text:p>M</text:p>
          </table:table-cell>
          <table:table-cell office:value-type="float" office:value="12486">
            <text:p>08/03/3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T</text:p>
          </table:table-cell>
          <table:table-cell office:value-type="string">
            <text:p>Guto</text:p>
          </table:table-cell>
          <table:table-cell office:value-type="string">
            <text:p>Stammers3</text:p>
          </table:table-cell>
          <table:table-cell office:value-type="string">
            <text:p>M</text:p>
          </table:table-cell>
          <table:table-cell office:value-type="float" office:value="25159">
            <text:p>17/11/68</text:p>
          </table:table-cell>
          <table:table-cell office:value-type="float" office:value="37">
            <text:p>3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A</text:p>
          </table:table-cell>
          <table:table-cell office:value-type="string">
            <text:p>Gwanwyn</text:p>
          </table:table-cell>
          <table:table-cell office:value-type="string">
            <text:p>Davies14</text:p>
          </table:table-cell>
          <table:table-cell office:value-type="string">
            <text:p>F</text:p>
          </table:table-cell>
          <table:table-cell office:value-type="float" office:value="19505">
            <text:p>26/05/5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E</text:p>
          </table:table-cell>
          <table:table-cell office:value-type="string">
            <text:p>Gwenith</text:p>
          </table:table-cell>
          <table:table-cell office:value-type="string">
            <text:p>Fusser5</text:p>
          </table:table-cell>
          <table:table-cell office:value-type="string">
            <text:p>F</text:p>
          </table:table-cell>
          <table:table-cell office:value-type="float" office:value="25359">
            <text:p>05/06/6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GWN</text:p>
          </table:table-cell>
          <table:table-cell office:value-type="string">
            <text:p>Gwyn</text:p>
          </table:table-cell>
          <table:table-cell office:value-type="string">
            <text:p>Stammers7</text:p>
          </table:table-cell>
          <table:table-cell office:value-type="string">
            <text:p>M</text:p>
          </table:table-cell>
          <table:table-cell office:value-type="float" office:value="29836">
            <text:p>07/09/8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GWY</text:p>
          </table:table-cell>
          <table:table-cell office:value-type="string">
            <text:p>Gwylan</text:p>
          </table:table-cell>
          <table:table-cell office:value-type="string">
            <text:p>Davies2</text:p>
          </table:table-cell>
          <table:table-cell office:value-type="string">
            <text:p>F</text:p>
          </table:table-cell>
          <table:table-cell office:value-type="float" office:value="30044">
            <text:p>03/04/8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AR</text:p>
          </table:table-cell>
          <table:table-cell office:value-type="string">
            <text:p>Harold</text:p>
          </table:table-cell>
          <table:table-cell office:value-type="string">
            <text:p>Davies3</text:p>
          </table:table-cell>
          <table:table-cell office:value-type="string">
            <text:p>M</text:p>
          </table:table-cell>
          <table:table-cell office:value-type="float" office:value="33789">
            <text:p>04/07/9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HAW</text:p>
          </table:table-cell>
          <table:table-cell office:value-type="string">
            <text:p>Hawen</text:p>
          </table:table-cell>
          <table:table-cell office:value-type="string">
            <text:p>Fusser21</text:p>
          </table:table-cell>
          <table:table-cell office:value-type="string">
            <text:p>F</text:p>
          </table:table-cell>
          <table:table-cell office:value-type="float" office:value="32750">
            <text:p>30/08/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HEC</text:p>
          </table:table-cell>
          <table:table-cell table:style-name="ce2" office:value-type="string">
            <text:p>Hector</text:p>
          </table:table-cell>
          <table:table-cell table:style-name="ce2" office:value-type="string">
            <text:p>Davies6</text:p>
          </table:table-cell>
          <table:table-cell table:style-name="ce2" office:value-type="string">
            <text:p>M</text:p>
          </table:table-cell>
          <table:table-cell table:style-name="ce7" office:value-type="float" office:value="30497">
            <text:p>30/06/83</text:p>
          </table:table-cell>
          <table:table-cell table:style-name="ce1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HEF</text:p>
          </table:table-cell>
          <table:table-cell office:value-type="string">
            <text:p>Hefeydd</text:p>
          </table:table-cell>
          <table:table-cell office:value-type="string">
            <text:p>Roberts1</text:p>
          </table:table-cell>
          <table:table-cell office:value-type="string">
            <text:p>M</text:p>
          </table:table-cell>
          <table:table-cell office:value-type="float" office:value="29238">
            <text:p>18/01/8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L</text:p>
          </table:table-cell>
          <table:table-cell office:value-type="string">
            <text:p>Heledd</text:p>
          </table:table-cell>
          <table:table-cell office:value-type="string">
            <text:p>Fusser23</text:p>
          </table:table-cell>
          <table:table-cell office:value-type="string">
            <text:p>F</text:p>
          </table:table-cell>
          <table:table-cell office:value-type="float" office:value="8921">
            <text:p>03/06/2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U</text:p>
          </table:table-cell>
          <table:table-cell office:value-type="string">
            <text:p>Heulwen</text:p>
          </table:table-cell>
          <table:table-cell office:value-type="string">
            <text:p>Stammers6</text:p>
          </table:table-cell>
          <table:table-cell office:value-type="string">
            <text:p>F</text:p>
          </table:table-cell>
          <table:table-cell office:value-type="float" office:value="21100">
            <text:p>07/10/5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HIL</text:p>
          </table:table-cell>
          <table:table-cell office:value-type="string">
            <text:p>Hilda</text:p>
          </table:table-cell>
          <table:table-cell office:value-type="string">
            <text:p>Davies10</text:p>
          </table:table-cell>
          <table:table-cell office:value-type="string">
            <text:p>F</text:p>
          </table:table-cell>
          <table:table-cell office:value-type="float" office:value="15998">
            <text:p>19/10/4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HOW</text:p>
          </table:table-cell>
          <table:table-cell office:value-type="string">
            <text:p>Howyn</text:p>
          </table:table-cell>
          <table:table-cell office:value-type="string">
            <text:p>Roberts1</text:p>
          </table:table-cell>
          <table:table-cell office:value-type="string">
            <text:p>M</text:p>
          </table:table-cell>
          <table:table-cell office:value-type="float" office:value="26670">
            <text:p>06/01/73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N</text:p>
          </table:table-cell>
          <table:table-cell office:value-type="string">
            <text:p>Hunydd</text:p>
          </table:table-cell>
          <table:table-cell office:value-type="string">
            <text:p>Fusser25</text:p>
          </table:table-cell>
          <table:table-cell office:value-type="string">
            <text:p>F</text:p>
          </table:table-cell>
          <table:table-cell office:value-type="float" office:value="29465">
            <text:p>01/09/8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W</text:p>
          </table:table-cell>
          <table:table-cell office:value-type="string">
            <text:p>Huw</text:p>
          </table:table-cell>
          <table:table-cell office:value-type="string">
            <text:p>Robert7</text:p>
          </table:table-cell>
          <table:table-cell office:value-type="string">
            <text:p>M</text:p>
          </table:table-cell>
          <table:table-cell office:value-type="float" office:value="14729">
            <text:p>28/04/4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HYW</text:p>
          </table:table-cell>
          <table:table-cell office:value-type="string">
            <text:p>Hywel</text:p>
          </table:table-cell>
          <table:table-cell office:value-type="string">
            <text:p>Davies16</text:p>
          </table:table-cell>
          <table:table-cell office:value-type="string">
            <text:p>M</text:p>
          </table:table-cell>
          <table:table-cell office:value-type="float" office:value="33185">
            <text:p>08/11/90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IFA</text:p>
          </table:table-cell>
          <table:table-cell office:value-type="string">
            <text:p>Ifan</text:p>
          </table:table-cell>
          <table:table-cell office:value-type="string">
            <text:p>Stammers6</text:p>
          </table:table-cell>
          <table:table-cell office:value-type="string">
            <text:p>M</text:p>
          </table:table-cell>
          <table:table-cell office:value-type="float" office:value="21208">
            <text:p>23/01/5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IFO</text:p>
          </table:table-cell>
          <table:table-cell office:value-type="string">
            <text:p>Ifor</text:p>
          </table:table-cell>
          <table:table-cell office:value-type="string">
            <text:p>Fusser28</text:p>
          </table:table-cell>
          <table:table-cell office:value-type="string">
            <text:p>M</text:p>
          </table:table-cell>
          <table:table-cell office:value-type="float" office:value="27727">
            <text:p>29/11/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LI</text:p>
          </table:table-cell>
          <table:table-cell office:value-type="string">
            <text:p>Ilid</text:p>
          </table:table-cell>
          <table:table-cell office:value-type="string">
            <text:p>Fusser21</text:p>
          </table:table-cell>
          <table:table-cell office:value-type="string">
            <text:p>F</text:p>
          </table:table-cell>
          <table:table-cell office:value-type="float" office:value="32490">
            <text:p>13/12/8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anto</text:p>
          </table:table-cell>
          <table:table-cell office:value-type="string">
            <text:p>Robert8</text:p>
          </table:table-cell>
          <table:table-cell office:value-type="string">
            <text:p>M</text:p>
          </table:table-cell>
          <table:table-cell office:value-type="float" office:value="8951">
            <text:p>03/07/24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office:annotation draw:style-name="gr1" draw:text-style-name="P1" svg:width="2.511cm" svg:height="0.5cm" svg:x="25.155cm" svg:y="40.606cm" draw:caption-point-x="15.481cm" draw:caption-point-y="-0.676cm">
              <dc:date>2011-04-19T00:00:00</dc:date>
              <text:p text:style-name="P1"><text:span text:style-name="T1">"half &amp; half"</text:span></text:p>
              <text:p text:style-name="P1"><text:span text:style-name="T2"/></text:p>
            </office:annotation>
            <text:p>3</text:p>
          </table:table-cell>
        </table:table-row>
        <table:table-row table:style-name="ro2">
          <table:table-cell office:value-type="string">
            <text:p>IOL</text:p>
          </table:table-cell>
          <table:table-cell office:value-type="string">
            <text:p>Iola</text:p>
          </table:table-cell>
          <table:table-cell office:value-type="string">
            <text:p>Fusser26</text:p>
          </table:table-cell>
          <table:table-cell office:value-type="string">
            <text:p>F</text:p>
          </table:table-cell>
          <table:table-cell office:value-type="float" office:value="13495">
            <text:p>11/12/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ON</text:p>
          </table:table-cell>
          <table:table-cell office:value-type="string">
            <text:p>Iona</text:p>
          </table:table-cell>
          <table:table-cell office:value-type="string">
            <text:p>Roberts2</text:p>
          </table:table-cell>
          <table:table-cell office:value-type="string">
            <text:p>F</text:p>
          </table:table-cell>
          <table:table-cell office:value-type="float" office:value="22106">
            <text:p>09/07/6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RW</text:p>
          </table:table-cell>
          <table:table-cell office:value-type="string">
            <text:p>Irwen</text:p>
          </table:table-cell>
          <table:table-cell office:value-type="string">
            <text:p>Roberts2</text:p>
          </table:table-cell>
          <table:table-cell office:value-type="string">
            <text:p>F</text:p>
          </table:table-cell>
          <table:table-cell office:value-type="float" office:value="22067">
            <text:p>31/05/6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SL</text:p>
          </table:table-cell>
          <table:table-cell office:value-type="string">
            <text:p>Islwyn</text:p>
          </table:table-cell>
          <table:table-cell office:value-type="string">
            <text:p>Stammers8</text:p>
          </table:table-cell>
          <table:table-cell office:value-type="string">
            <text:p>M</text:p>
          </table:table-cell>
          <table:table-cell office:value-type="float" office:value="14924">
            <text:p>09/11/4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-99">
            <text:p>-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M</text:p>
          </table:table-cell>
          <table:table-cell office:value-type="string">
            <text:p>James</text:p>
          </table:table-cell>
          <table:table-cell office:value-type="string">
            <text:p>Davies13</text:p>
          </table:table-cell>
          <table:table-cell office:value-type="string">
            <text:p>M</text:p>
          </table:table-cell>
          <table:table-cell office:value-type="float" office:value="31935">
            <text:p>07/06/87</text:p>
          </table:table-cell>
          <table:table-cell office:value-type="float" office:value="19">
            <text:p>19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2">
          <table:table-cell office:value-type="string">
            <text:p>JAQ</text:p>
          </table:table-cell>
          <table:table-cell office:value-type="string">
            <text:p>Jacqueline</text:p>
          </table:table-cell>
          <table:table-cell office:value-type="string">
            <text:p>Stammers2</text:p>
          </table:table-cell>
          <table:table-cell office:value-type="string">
            <text:p>F</text:p>
          </table:table-cell>
          <table:table-cell office:value-type="float" office:value="25000">
            <text:p>11/06/6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JEA</text:p>
          </table:table-cell>
          <table:table-cell office:value-type="string">
            <text:p>Jean</text:p>
          </table:table-cell>
          <table:table-cell office:value-type="string">
            <text:p>Lloyd1</text:p>
          </table:table-cell>
          <table:table-cell office:value-type="string">
            <text:p>F</text:p>
          </table:table-cell>
          <table:table-cell office:value-type="float" office:value="20146">
            <text:p>26/02/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lan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AT</text:p>
          </table:table-cell>
          <table:table-cell office:value-type="string">
            <text:p>Kath</text:p>
          </table:table-cell>
          <table:table-cell office:value-type="string">
            <text:p>Robert4</text:p>
          </table:table-cell>
          <table:table-cell office:value-type="string">
            <text:p>F</text:p>
          </table:table-cell>
          <table:table-cell office:value-type="float" office:value="30049">
            <text:p>08/04/8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KIM</text:p>
          </table:table-cell>
          <table:table-cell office:value-type="string">
            <text:p>Kim</text:p>
          </table:table-cell>
          <table:table-cell office:value-type="string">
            <text:p>Robert4</text:p>
          </table:table-cell>
          <table:table-cell office:value-type="string">
            <text:p>F</text:p>
          </table:table-cell>
          <table:table-cell office:value-type="float" office:value="29878">
            <text:p>19/10/8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ER</text:p>
          </table:table-cell>
          <table:table-cell office:value-type="string">
            <text:p>Leri</text:p>
          </table:table-cell>
          <table:table-cell office:value-type="string">
            <text:p>Roberts3</text:p>
          </table:table-cell>
          <table:table-cell office:value-type="string">
            <text:p>F</text:p>
          </table:table-cell>
          <table:table-cell office:value-type="float" office:value="23448">
            <text:p>12/03/64</text:p>
          </table:table-cell>
          <table:table-cell office:value-type="float" office:value="41">
            <text:p>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L</text:p>
          </table:table-cell>
          <table:table-cell office:value-type="string">
            <text:p>Lili</text:p>
          </table:table-cell>
          <table:table-cell office:value-type="string">
            <text:p>Roberts4</text:p>
          </table:table-cell>
          <table:table-cell office:value-type="string">
            <text:p>F</text:p>
          </table:table-cell>
          <table:table-cell office:value-type="float" office:value="31028">
            <text:p>12/12/8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string">
            <text:p>Lina</text:p>
          </table:table-cell>
          <table:table-cell office:value-type="string">
            <text:p>Robert5</text:p>
          </table:table-cell>
          <table:table-cell office:value-type="string">
            <text:p>F</text:p>
          </table:table-cell>
          <table:table-cell office:value-type="float" office:value="17499">
            <text:p>28/11/4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LIS</text:p>
          </table:table-cell>
          <table:table-cell table:style-name="ce2" office:value-type="string">
            <text:p>Lisa</text:p>
          </table:table-cell>
          <table:table-cell table:style-name="ce2" office:value-type="string">
            <text:p>Fusser27</text:p>
          </table:table-cell>
          <table:table-cell table:style-name="ce2" office:value-type="string">
            <text:p>F</text:p>
          </table:table-cell>
          <table:table-cell table:style-name="ce7" office:value-type="float" office:value="31207">
            <text:p>09/06/85</text:p>
          </table:table-cell>
          <table:table-cell table:style-name="ce1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LLA</text:p>
          </table:table-cell>
          <table:table-cell office:value-type="string">
            <text:p>Llawdden</text:p>
          </table:table-cell>
          <table:table-cell office:value-type="string">
            <text:p>Fusser28</text:p>
          </table:table-cell>
          <table:table-cell office:value-type="string">
            <text:p>M</text:p>
          </table:table-cell>
          <table:table-cell office:value-type="float" office:value="30898">
            <text:p>04/08/8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LE</text:p>
          </table:table-cell>
          <table:table-cell office:value-type="string">
            <text:p>Llewelyn</text:p>
          </table:table-cell>
          <table:table-cell office:value-type="string">
            <text:p>Davies9</text:p>
          </table:table-cell>
          <table:table-cell office:value-type="string">
            <text:p>M</text:p>
          </table:table-cell>
          <table:table-cell office:value-type="float" office:value="30833">
            <text:p>31/05/84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NW</text:p>
          </table:table-cell>
          <table:table-cell office:value-type="string">
            <text:p>Lunwen</text:p>
          </table:table-cell>
          <table:table-cell office:value-type="string">
            <text:p>Fusser12</text:p>
          </table:table-cell>
          <table:table-cell office:value-type="string">
            <text:p>F</text:p>
          </table:table-cell>
          <table:table-cell office:value-type="float" office:value="32001">
            <text:p>12/08/8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I</text:p>
          </table:table-cell>
          <table:table-cell office:value-type="string">
            <text:p>Lois</text:p>
          </table:table-cell>
          <table:table-cell office:value-type="string">
            <text:p>Fusser29</text:p>
          </table:table-cell>
          <table:table-cell office:value-type="string">
            <text:p>F</text:p>
          </table:table-cell>
          <table:table-cell office:value-type="float" office:value="29427">
            <text:p>25/07/8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N</text:p>
          </table:table-cell>
          <table:table-cell office:value-type="string">
            <text:p>Lona</text:p>
          </table:table-cell>
          <table:table-cell office:value-type="string">
            <text:p>Fusser30</text:p>
          </table:table-cell>
          <table:table-cell office:value-type="string">
            <text:p>F</text:p>
          </table:table-cell>
          <table:table-cell office:value-type="float" office:value="29522">
            <text:p>28/10/8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</text:p>
          </table:table-cell>
          <table:table-cell office:value-type="string">
            <text:p>Lora</text:p>
          </table:table-cell>
          <table:table-cell office:value-type="string">
            <text:p>Fusser32</text:p>
          </table:table-cell>
          <table:table-cell office:value-type="string">
            <text:p>F</text:p>
          </table:table-cell>
          <table:table-cell office:value-type="float" office:value="29369">
            <text:p>28/05/8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LUN</text:p>
          </table:table-cell>
          <table:table-cell office:value-type="string">
            <text:p>Luned</text:p>
          </table:table-cell>
          <table:table-cell office:value-type="string">
            <text:p>Robert3</text:p>
          </table:table-cell>
          <table:table-cell office:value-type="string">
            <text:p>F</text:p>
          </table:table-cell>
          <table:table-cell office:value-type="float" office:value="33134">
            <text:p>18/09/90</text:p>
          </table:table-cell>
          <table:table-cell office:value-type="float" office:value="16">
            <text:p>16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AB</text:p>
          </table:table-cell>
          <table:table-cell table:style-name="ce2" office:value-type="string">
            <text:p>Mabli</text:p>
          </table:table-cell>
          <table:table-cell table:style-name="ce2" office:value-type="string">
            <text:p>Fusser27</text:p>
          </table:table-cell>
          <table:table-cell table:style-name="ce2" office:value-type="string">
            <text:p>F</text:p>
          </table:table-cell>
          <table:table-cell table:style-name="ce7" office:value-type="float" office:value="31506">
            <text:p>04/04/86</text:p>
          </table:table-cell>
          <table:table-cell table:style-name="ce1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</table:table-row>
        <table:table-row table:style-name="ro2">
          <table:table-cell office:value-type="string">
            <text:p>MAG</text:p>
          </table:table-cell>
          <table:table-cell office:value-type="string">
            <text:p>Magi</text:p>
          </table:table-cell>
          <table:table-cell office:value-type="string">
            <text:p>Fusser29</text:p>
          </table:table-cell>
          <table:table-cell office:value-type="string">
            <text:p>F</text:p>
          </table:table-cell>
          <table:table-cell office:value-type="float" office:value="28755">
            <text:p>22/09/7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T</text:p>
          </table:table-cell>
          <table:table-cell office:value-type="string">
            <text:p>Mathew</text:p>
          </table:table-cell>
          <table:table-cell office:value-type="string">
            <text:p>Fusser32</text:p>
          </table:table-cell>
          <table:table-cell office:value-type="string">
            <text:p>M</text:p>
          </table:table-cell>
          <table:table-cell office:value-type="float" office:value="15414">
            <text:p>14/03/4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MEC</text:p>
          </table:table-cell>
          <table:table-cell office:value-type="string">
            <text:p>Mechain</text:p>
          </table:table-cell>
          <table:table-cell office:value-type="string">
            <text:p>Roberts4</text:p>
          </table:table-cell>
          <table:table-cell office:value-type="string">
            <text:p>M</text:p>
          </table:table-cell>
          <table:table-cell office:value-type="float" office:value="31553">
            <text:p>21/05/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</text:p>
          </table:table-cell>
          <table:table-cell office:value-type="string">
            <text:p>Medeni</text:p>
          </table:table-cell>
          <table:table-cell office:value-type="string">
            <text:p>Roberts3</text:p>
          </table:table-cell>
          <table:table-cell office:value-type="string">
            <text:p>F</text:p>
          </table:table-cell>
          <table:table-cell office:value-type="float" office:value="18020">
            <text:p>02/05/4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I</text:p>
          </table:table-cell>
          <table:table-cell office:value-type="string">
            <text:p>Meirion</text:p>
          </table:table-cell>
          <table:table-cell office:value-type="string">
            <text:p>Davies13</text:p>
          </table:table-cell>
          <table:table-cell office:value-type="string">
            <text:p>M</text:p>
          </table:table-cell>
          <table:table-cell office:value-type="float" office:value="31620">
            <text:p>27/07/86</text:p>
          </table:table-cell>
          <table:table-cell office:value-type="float" office:value="20">
            <text:p>20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2">
          <table:table-cell office:value-type="string">
            <text:p>MEL</text:p>
          </table:table-cell>
          <table:table-cell office:value-type="string">
            <text:p>Meleri</text:p>
          </table:table-cell>
          <table:table-cell office:value-type="string">
            <text:p>Fusser30</text:p>
          </table:table-cell>
          <table:table-cell office:value-type="string">
            <text:p>F</text:p>
          </table:table-cell>
          <table:table-cell office:value-type="float" office:value="28517">
            <text:p>27/01/7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N</text:p>
          </table:table-cell>
          <table:table-cell office:value-type="string">
            <text:p>Menna</text:p>
          </table:table-cell>
          <table:table-cell office:value-type="string">
            <text:p>Fusser8</text:p>
          </table:table-cell>
          <table:table-cell office:value-type="string">
            <text:p>F</text:p>
          </table:table-cell>
          <table:table-cell office:value-type="float" office:value="16858">
            <text:p>25/02/4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R</text:p>
          </table:table-cell>
          <table:table-cell office:value-type="string">
            <text:p>Merfyn</text:p>
          </table:table-cell>
          <table:table-cell office:value-type="string">
            <text:p>Davies5</text:p>
          </table:table-cell>
          <table:table-cell office:value-type="string">
            <text:p>M</text:p>
          </table:table-cell>
          <table:table-cell office:value-type="float" office:value="32149">
            <text:p>07/01/88</text:p>
          </table:table-cell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C</text:p>
          </table:table-cell>
          <table:table-cell office:value-type="string">
            <text:p>Michael</text:p>
          </table:table-cell>
          <table:table-cell office:value-type="string">
            <text:p>Davies10</text:p>
          </table:table-cell>
          <table:table-cell office:value-type="string">
            <text:p>M</text:p>
          </table:table-cell>
          <table:table-cell office:value-type="float" office:value="19677">
            <text:p>14/11/5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R</text:p>
          </table:table-cell>
          <table:table-cell office:value-type="string">
            <text:p>Morfydd</text:p>
          </table:table-cell>
          <table:table-cell office:value-type="string">
            <text:p>Robert6</text:p>
          </table:table-cell>
          <table:table-cell office:value-type="string">
            <text:p>F</text:p>
          </table:table-cell>
          <table:table-cell office:value-type="float" office:value="28933">
            <text:p>19/03/7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S</text:p>
          </table:table-cell>
          <table:table-cell office:value-type="string">
            <text:p>Mostyn</text:p>
          </table:table-cell>
          <table:table-cell office:value-type="string">
            <text:p>Davies9</text:p>
          </table:table-cell>
          <table:table-cell office:value-type="string">
            <text:p>M</text:p>
          </table:table-cell>
          <table:table-cell office:value-type="float" office:value="31724">
            <text:p>08/11/8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RL</text:p>
          </table:table-cell>
          <table:table-cell office:value-type="string">
            <text:p>Meryl</text:p>
          </table:table-cell>
          <table:table-cell office:value-type="string">
            <text:p>Fusser15</text:p>
          </table:table-cell>
          <table:table-cell office:value-type="string">
            <text:p>F</text:p>
          </table:table-cell>
          <table:table-cell office:value-type="float" office:value="23991">
            <text:p>06/09/65</text:p>
          </table:table-cell>
          <table:table-cell office:value-type="float" office:value="40">
            <text:p>4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YF</text:p>
          </table:table-cell>
          <table:table-cell office:value-type="string">
            <text:p>Myfanwy</text:p>
          </table:table-cell>
          <table:table-cell office:value-type="string">
            <text:p>Deuchar1</text:p>
          </table:table-cell>
          <table:table-cell office:value-type="string">
            <text:p>F</text:p>
          </table:table-cell>
          <table:table-cell office:value-type="float" office:value="14975">
            <text:p>30/12/4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EL</text:p>
          </table:table-cell>
          <table:table-cell office:value-type="string">
            <text:p>Nel</text:p>
          </table:table-cell>
          <table:table-cell office:value-type="string">
            <text:p>Davies15</text:p>
          </table:table-cell>
          <table:table-cell office:value-type="string">
            <text:p>F</text:p>
          </table:table-cell>
          <table:table-cell office:value-type="float" office:value="30431">
            <text:p>25/04/8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NER</text:p>
          </table:table-cell>
          <table:table-cell office:value-type="string">
            <text:p>Nerys</text:p>
          </table:table-cell>
          <table:table-cell office:value-type="string">
            <text:p>Stammers3</text:p>
          </table:table-cell>
          <table:table-cell office:value-type="string">
            <text:p>F</text:p>
          </table:table-cell>
          <table:table-cell office:value-type="float" office:value="26598">
            <text:p>26/10/72</text:p>
          </table:table-cell>
          <table:table-cell office:value-type="float" office:value="33">
            <text:p>3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NON</text:p>
          </table:table-cell>
          <table:table-cell office:value-type="string">
            <text:p>Non</text:p>
          </table:table-cell>
          <table:table-cell office:value-type="string">
            <text:p>Davies1</text:p>
          </table:table-cell>
          <table:table-cell office:value-type="string">
            <text:p>F</text:p>
          </table:table-cell>
          <table:table-cell office:value-type="float" office:value="31838">
            <text:p>02/03/8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OLW</text:p>
          </table:table-cell>
          <table:table-cell office:value-type="string">
            <text:p>Olwen</text:p>
          </table:table-cell>
          <table:table-cell office:value-type="string">
            <text:p>Fusser19</text:p>
          </table:table-cell>
          <table:table-cell office:value-type="string">
            <text:p>F</text:p>
          </table:table-cell>
          <table:table-cell office:value-type="float" office:value="28496">
            <text:p>06/01/7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SW</text:p>
          </table:table-cell>
          <table:table-cell office:value-type="string">
            <text:p>Oswy</text:p>
          </table:table-cell>
          <table:table-cell office:value-type="string">
            <text:p>Davies4</text:p>
          </table:table-cell>
          <table:table-cell office:value-type="string">
            <text:p>M</text:p>
          </table:table-cell>
          <table:table-cell office:value-type="float" office:value="17878">
            <text:p>11/12/4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WA</text:p>
          </table:table-cell>
          <table:table-cell office:value-type="string">
            <text:p>Owain</text:p>
          </table:table-cell>
          <table:table-cell office:value-type="string">
            <text:p>Davies11</text:p>
          </table:table-cell>
          <table:table-cell office:value-type="string">
            <text:p>M</text:p>
          </table:table-cell>
          <table:table-cell office:value-type="float" office:value="14371">
            <text:p>06/05/3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PEN</text:p>
          </table:table-cell>
          <table:table-cell office:value-type="string">
            <text:p>Penri</text:p>
          </table:table-cell>
          <table:table-cell office:value-type="string">
            <text:p>Robert9</text:p>
          </table:table-cell>
          <table:table-cell office:value-type="string">
            <text:p>M</text:p>
          </table:table-cell>
          <table:table-cell office:value-type="float" office:value="26436">
            <text:p>17/05/7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C</text:p>
          </table:table-cell>
          <table:table-cell office:value-type="string">
            <text:p>Rachel</text:p>
          </table:table-cell>
          <table:table-cell office:value-type="string">
            <text:p>Davies11</text:p>
          </table:table-cell>
          <table:table-cell office:value-type="string">
            <text:p>F</text:p>
          </table:table-cell>
          <table:table-cell office:value-type="float" office:value="19914">
            <text:p>09/07/5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REG</text:p>
          </table:table-cell>
          <table:table-cell office:value-type="string">
            <text:p>Reginald</text:p>
          </table:table-cell>
          <table:table-cell office:value-type="string">
            <text:p>Robert1</text:p>
          </table:table-cell>
          <table:table-cell office:value-type="string">
            <text:p>M</text:p>
          </table:table-cell>
          <table:table-cell office:value-type="float" office:value="28094">
            <text:p>30/11/7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HO</text:p>
          </table:table-cell>
          <table:table-cell office:value-type="string">
            <text:p>Rhodri</text:p>
          </table:table-cell>
          <table:table-cell office:value-type="string">
            <text:p>Stammers5</text:p>
          </table:table-cell>
          <table:table-cell office:value-type="string">
            <text:p>M</text:p>
          </table:table-cell>
          <table:table-cell office:value-type="float" office:value="24493">
            <text:p>21/01/67</text:p>
          </table:table-cell>
          <table:table-cell office:value-type="float" office:value="39">
            <text:p>39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RIS</text:p>
          </table:table-cell>
          <table:table-cell office:value-type="string">
            <text:p>Rhisiart</text:p>
          </table:table-cell>
          <table:table-cell office:value-type="string">
            <text:p>Robert2</text:p>
          </table:table-cell>
          <table:table-cell office:value-type="string">
            <text:p>M</text:p>
          </table:table-cell>
          <table:table-cell office:value-type="float" office:value="31912">
            <text:p>15/05/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NW</text:p>
          </table:table-cell>
          <table:table-cell office:value-type="string">
            <text:p>Rhianwen</text:p>
          </table:table-cell>
          <table:table-cell office:value-type="string">
            <text:p>Stammers9</text:p>
          </table:table-cell>
          <table:table-cell office:value-type="string">
            <text:p>F</text:p>
          </table:table-cell>
          <table:table-cell office:value-type="float" office:value="13371">
            <text:p>09/08/3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ROB</text:p>
          </table:table-cell>
          <table:table-cell office:value-type="string">
            <text:p>Robin</text:p>
          </table:table-cell>
          <table:table-cell office:value-type="string">
            <text:p>Davies17</text:p>
          </table:table-cell>
          <table:table-cell office:value-type="string">
            <text:p>M</text:p>
          </table:table-cell>
          <table:table-cell office:value-type="float" office:value="27878">
            <text:p>28/04/76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OY</text:p>
          </table:table-cell>
          <table:table-cell office:value-type="string">
            <text:p>Roy</text:p>
          </table:table-cell>
          <table:table-cell office:value-type="string">
            <text:p>Stammers7</text:p>
          </table:table-cell>
          <table:table-cell office:value-type="string">
            <text:p>M</text:p>
          </table:table-cell>
          <table:table-cell office:value-type="float" office:value="27628">
            <text:p>22/08/7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office:annotation draw:style-name="gr1" draw:text-style-name="P1" svg:width="1.618cm" svg:height="0.474cm" svg:x="25.155cm" svg:y="62.067cm" draw:caption-point-x="15.481cm" draw:caption-point-y="-0.543cm">
              <dc:date>2011-04-19T00:00:00</dc:date>
              <text:p text:style-name="P1"><text:span text:style-name="T1">American</text:span></text:p>
            </office:annotation>
            <text:p>3</text:p>
          </table:table-cell>
        </table:table-row>
        <table:table-row table:style-name="ro2">
          <table:table-cell office:value-type="string">
            <text:p>SAL</text:p>
          </table:table-cell>
          <table:table-cell office:value-type="string">
            <text:p>Sali</text:p>
          </table:table-cell>
          <table:table-cell office:value-type="string">
            <text:p>Davies12</text:p>
          </table:table-cell>
          <table:table-cell office:value-type="string">
            <text:p>F</text:p>
          </table:table-cell>
          <table:table-cell office:value-type="float" office:value="32006">
            <text:p>17/08/87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R</text:p>
          </table:table-cell>
          <table:table-cell office:value-type="string">
            <text:p>Sara</text:p>
          </table:table-cell>
          <table:table-cell office:value-type="string">
            <text:p>Davies1</text:p>
          </table:table-cell>
          <table:table-cell office:value-type="string">
            <text:p>F</text:p>
          </table:table-cell>
          <table:table-cell office:value-type="float" office:value="31694">
            <text:p>09/10/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SER</text:p>
          </table:table-cell>
          <table:table-cell office:value-type="string">
            <text:p>Seren</text:p>
          </table:table-cell>
          <table:table-cell office:value-type="string">
            <text:p>Deuchar1</text:p>
          </table:table-cell>
          <table:table-cell office:value-type="string">
            <text:p>F</text:p>
          </table:table-cell>
          <table:table-cell office:value-type="float" office:value="15232">
            <text:p>13/09/4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O</text:p>
          </table:table-cell>
          <table:table-cell office:value-type="string">
            <text:p>Sionyn</text:p>
          </table:table-cell>
          <table:table-cell office:value-type="string">
            <text:p>Davies5</text:p>
          </table:table-cell>
          <table:table-cell office:value-type="string">
            <text:p>M</text:p>
          </table:table-cell>
          <table:table-cell office:value-type="float" office:value="32180">
            <text:p>07/02/8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IR</text:p>
          </table:table-cell>
          <table:table-cell office:value-type="string">
            <text:p>Siriol</text:p>
          </table:table-cell>
          <table:table-cell office:value-type="string">
            <text:p>Fusser16</text:p>
          </table:table-cell>
          <table:table-cell office:value-type="string">
            <text:p>F</text:p>
          </table:table-cell>
          <table:table-cell office:value-type="float" office:value="13836">
            <text:p>17/11/3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ND</text:p>
          </table:table-cell>
          <table:table-cell office:value-type="string">
            <text:p>Sioned</text:p>
          </table:table-cell>
          <table:table-cell office:value-type="string">
            <text:p>Stammers5</text:p>
          </table:table-cell>
          <table:table-cell office:value-type="string">
            <text:p>F</text:p>
          </table:table-cell>
          <table:table-cell office:value-type="float" office:value="25656">
            <text:p>29/03/70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E</text:p>
          </table:table-cell>
          <table:table-cell office:value-type="string">
            <text:p>Steffan</text:p>
          </table:table-cell>
          <table:table-cell office:value-type="string">
            <text:p>Fusser32</text:p>
          </table:table-cell>
          <table:table-cell office:value-type="string">
            <text:p>M</text:p>
          </table:table-cell>
          <table:table-cell office:value-type="float" office:value="26186">
            <text:p>10/09/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STN</text:p>
          </table:table-cell>
          <table:table-cell office:value-type="string">
            <text:p>Stanley</text:p>
          </table:table-cell>
          <table:table-cell office:value-type="string">
            <text:p>Robert8</text:p>
          </table:table-cell>
          <table:table-cell office:value-type="string">
            <text:p>M</text:p>
          </table:table-cell>
          <table:table-cell office:value-type="float" office:value="7457">
            <text:p>31/05/2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TEC</text:p>
          </table:table-cell>
          <table:table-cell office:value-type="string">
            <text:p>Tecwyn</text:p>
          </table:table-cell>
          <table:table-cell office:value-type="string">
            <text:p>Fusser26</text:p>
          </table:table-cell>
          <table:table-cell office:value-type="string">
            <text:p>M</text:p>
          </table:table-cell>
          <table:table-cell office:value-type="float" office:value="12728">
            <text:p>05/11/34</text:p>
          </table:table-cell>
          <table:table-cell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office:annotation draw:style-name="gr1" draw:text-style-name="P1" svg:width="1.59cm" svg:height="0.579cm" svg:x="25.188cm" svg:y="62.821cm" draw:caption-point-x="13.19cm" draw:caption-point-y="2.752cm">
              <dc:date>2011-04-19T00:00:00</dc:date>
              <text:p text:style-name="P1"><text:span text:style-name="T1">"Swahili"</text:span></text:p>
            </office:annotation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G</text:p>
          </table:table-cell>
          <table:table-cell office:value-type="string">
            <text:p>Tegai</text:p>
          </table:table-cell>
          <table:table-cell office:value-type="string">
            <text:p>Davies15</text:p>
          </table:table-cell>
          <table:table-cell office:value-type="string">
            <text:p>F</text:p>
          </table:table-cell>
          <table:table-cell office:value-type="float" office:value="29504">
            <text:p>10/10/80</text:p>
          </table:table-cell>
          <table:table-cell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S</text:p>
          </table:table-cell>
          <table:table-cell office:value-type="string">
            <text:p>Tostig</text:p>
          </table:table-cell>
          <table:table-cell office:value-type="string">
            <text:p>Davies3</text:p>
          </table:table-cell>
          <table:table-cell office:value-type="string">
            <text:p>M</text:p>
          </table:table-cell>
          <table:table-cell office:value-type="float" office:value="33038">
            <text:p>14/06/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TRA</text:p>
          </table:table-cell>
          <table:table-cell office:value-type="string">
            <text:p>Tracy</text:p>
          </table:table-cell>
          <table:table-cell office:value-type="string">
            <text:p>Davies7</text:p>
          </table:table-cell>
          <table:table-cell office:value-type="string">
            <text:p>F</text:p>
          </table:table-cell>
          <table:table-cell office:value-type="float" office:value="33646">
            <text:p>12/02/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TRE</text:p>
          </table:table-cell>
          <table:table-cell office:value-type="string">
            <text:p>Trefor</text:p>
          </table:table-cell>
          <table:table-cell office:value-type="string">
            <text:p>Fusser19</text:p>
          </table:table-cell>
          <table:table-cell office:value-type="string">
            <text:p>M</text:p>
          </table:table-cell>
          <table:table-cell office:value-type="float" office:value="24854">
            <text:p>17/01/6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office:annotation draw:style-name="gr1" draw:text-style-name="P1" svg:width="2.595cm" svg:height="0.475cm" svg:x="25.071cm" svg:y="67.914cm" draw:caption-point-x="15.565cm" draw:caption-point-y="-0.542cm">
              <dc:date>2011-04-19T00:00:00</dc:date>
              <text:p text:style-name="P1"><text:span text:style-name="T1">European</text:span></text:p>
            </office:annotation>
            <text:p>1</text:p>
          </table:table-cell>
        </table:table-row>
        <table:table-row table:style-name="ro2">
          <table:table-cell office:value-type="string">
            <text:p>TWM</text:p>
          </table:table-cell>
          <table:table-cell office:value-type="string">
            <text:p>Twm</text:p>
          </table:table-cell>
          <table:table-cell office:value-type="string">
            <text:p>Robert7</text:p>
          </table:table-cell>
          <table:table-cell office:value-type="string">
            <text:p>M</text:p>
          </table:table-cell>
          <table:table-cell office:value-type="float" office:value="26376">
            <text:p>18/03/7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WEN</text:p>
          </table:table-cell>
          <table:table-cell office:value-type="string">
            <text:p>Wendi</text:p>
          </table:table-cell>
          <table:table-cell office:value-type="string">
            <text:p>Fusser12</text:p>
          </table:table-cell>
          <table:table-cell office:value-type="string">
            <text:p>F</text:p>
          </table:table-cell>
          <table:table-cell office:value-type="float" office:value="21693">
            <text:p>23/05/5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YN</text:p>
          </table:table-cell>
          <table:table-cell office:value-type="string">
            <text:p>Wyn</text:p>
          </table:table-cell>
          <table:table-cell office:value-type="string">
            <text:p>Fusser22</text:p>
          </table:table-cell>
          <table:table-cell office:value-type="string">
            <text:p>M</text:p>
          </table:table-cell>
          <table:table-cell office:value-type="float" office:value="20741">
            <text:p>13/10/5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3"/>
    </number:number-style>
    <number:date-style style:name="N123P0" style:volatile="true">
      <number:day number:style="long"/>
      <number:text>/</number:text>
      <number:month number:style="long"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4">
      <number:year/>
    </number:date-style>
    <number:number-style style:name="N125">
      <number:number number:decimal-places="1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21/04/2011</text:date>, <text:time>15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1T15:55:34</meta:creation-date>
    <dc:date>2011-04-21T15:57:38</dc:date>
    <meta:editing-duration>PT00H02M05S</meta:editing-duration>
    <meta:editing-cycles>1</meta:editing-cycles>
    <meta:document-statistic meta:table-count="3" meta:cell-count="2716" meta:object-count="0"/>
    <meta:generator>OpenOffice.org/3.2$Linux OpenOffice.org_project/320m12$Build-9483</meta:generator>
  </office:meta>
</office:document-meta>
</file>